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eavsnitt" style:list-style-name="LFO1" style:family="paragraph"/>
    <style:style style:name="P3" style:parent-style-name="Listeavsnitt" style:list-style-name="LFO1" style:family="paragraph"/>
    <style:style style:name="P4" style:parent-style-name="Listeavsnitt" style:list-style-name="LFO1" style:family="paragraph"/>
    <style:style style:name="P5" style:parent-style-name="Listeavsnitt" style:list-style-name="LFO1" style:family="paragraph"/>
    <style:style style:name="P6" style:parent-style-name="Listeavsnitt" style:list-style-name="LFO1" style:family="paragraph"/>
    <style:style style:name="P7" style:parent-style-name="Listeavsnitt" style:list-style-name="LFO1" style:family="paragraph"/>
    <style:style style:name="P8" style:parent-style-name="Listeavsnitt" style:list-style-name="LFO1" style:family="paragraph"/>
    <style:style style:name="P9" style:parent-style-name="Listeavsnitt" style:list-style-name="LFO1" style:family="paragraph"/>
    <style:style style:name="P10" style:parent-style-name="Listeavsnitt" style:list-style-name="LFO1" style:family="paragraph"/>
    <style:style style:name="P11" style:parent-style-name="Listeavsnitt" style:list-style-name="LFO1" style:family="paragraph"/>
    <style:style style:name="P12" style:parent-style-name="Listeavsnitt" style:list-style-name="LFO1" style:family="paragraph"/>
    <style:style style:name="P13" style:parent-style-name="Listeavsnitt" style:list-style-name="LFO1" style:family="paragraph"/>
    <style:style style:name="P14" style:parent-style-name="Listeavsnitt" style:list-style-name="LFO1" style:family="paragraph"/>
    <style:style style:name="P15" style:parent-style-name="Listeavsnitt" style:list-style-name="LFO1" style:family="paragraph"/>
    <style:style style:name="P16" style:parent-style-name="Listeavsnitt" style:list-style-name="LFO1" style:family="paragraph"/>
    <style:style style:name="P17" style:parent-style-name="Listeavsnitt" style:list-style-name="LFO1" style:family="paragraph"/>
    <style:style style:name="P18" style:parent-style-name="Listeavsnitt" style:list-style-name="LFO1" style:family="paragraph"/>
    <style:style style:name="P19" style:parent-style-name="Listeavsnitt" style:list-style-name="LFO1" style:family="paragraph"/>
    <style:style style:name="P20" style:parent-style-name="Listeavsnitt" style:list-style-name="LFO1" style:family="paragraph"/>
    <style:style style:name="P21" style:parent-style-name="Listeavsnitt" style:list-style-name="LFO1" style:family="paragraph"/>
    <style:style style:name="P22" style:parent-style-name="Listeavsnitt" style:list-style-name="LFO1" style:family="paragraph"/>
    <style:style style:name="P23" style:parent-style-name="Listeavsnitt" style:list-style-name="LFO1" style:family="paragraph"/>
    <style:style style:name="P24" style:parent-style-name="Listeavsnitt" style:list-style-name="LFO1" style:family="paragraph"/>
    <style:style style:name="P25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26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27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28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29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0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1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2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3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4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5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6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7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8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39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0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1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2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3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4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5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6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7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8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49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style:font-size-complex="12pt" style:language-asian="nb" style:country-asian="NO"/>
    </style:style>
    <style:style style:name="P50" style:parent-style-name="Listeavsnitt" style:list-style-name="LFO1" style:family="paragraph"/>
    <style:style style:name="P51" style:parent-style-name="Listeavsnitt" style:list-style-name="LFO1" style:family="paragraph"/>
    <style:style style:name="P52" style:parent-style-name="Listeavsnitt" style:list-style-name="LFO1" style:family="paragraph"/>
    <style:style style:name="P53" style:parent-style-name="Listeavsnitt" style:list-style-name="LFO1" style:family="paragraph"/>
    <style:style style:name="P54" style:parent-style-name="Listeavsnitt" style:list-style-name="LFO1" style:family="paragraph"/>
    <style:style style:name="P55" style:parent-style-name="Listeavsnitt" style:list-style-name="LFO1" style:family="paragraph"/>
    <style:style style:name="P56" style:parent-style-name="Listeavsnitt" style:list-style-name="LFO1" style:family="paragraph"/>
    <style:style style:name="P57" style:parent-style-name="Listeavsnitt" style:list-style-name="LFO1" style:family="paragraph"/>
  </office:automatic-styles>
  <office:body>
    <office:text text:use-soft-page-breaks="true">
      <text:p text:style-name="P1">INF122 – Prosjekt</text:p>
      <text:list text:style-name="LFO1" text:continue-numbering="true">
        <text:list-item>
          <text:p text:style-name="P2">Navn:<text:s/>Human<text:s/>People (HP)</text:p>
        </text:list-item>
        <text:list-item>
          <text:p text:style-name="P3">Medlemmer</text:p>
          <text:list text:continue-numbering="true">
            <text:list-item>
              <text:p text:style-name="P4">Sondre, Team leader</text:p>
            </text:list-item>
            <text:list-item>
              <text:p text:style-name="P5">Sjur</text:p>
            </text:list-item>
            <text:list-item>
              <text:p text:style-name="P6">Stian</text:p>
            </text:list-item>
            <text:list-item>
              <text:p text:style-name="P7">Matias</text:p>
            </text:list-item>
            <text:list-item>
              <text:p text:style-name="P8">Eirik, Kundekontakt</text:p>
            </text:list-item>
          </text:list>
        </text:list-item>
        <text:list-item>
          <text:p text:style-name="P9">Ferdigheter</text:p>
          <text:list text:continue-numbering="true">
            <text:list-item>
              <text:p text:style-name="P10">Alle står likt stilt med ferdigheter</text:p>
            </text:list-item>
            <text:list-item>
              <text:p text:style-name="P11">INF100, INF101, INF102</text:p>
            </text:list-item>
          </text:list>
        </text:list-item>
        <text:list-item>
          <text:p text:style-name="P12">Tekniske verktøy</text:p>
          <text:list text:continue-numbering="true">
            <text:list-item>
              <text:p text:style-name="P13">Github project board</text:p>
            </text:list-item>
            <text:list-item>
              <text:p text:style-name="P14">Slack</text:p>
            </text:list-item>
          </text:list>
        </text:list-item>
        <text:list-item>
          <text:p text:style-name="P15">Eventuelle moduler å legge til etter MVP</text:p>
          <text:list text:continue-numbering="true">
            <text:list-item>
              <text:p text:style-name="P16">Teleporter</text:p>
            </text:list-item>
            <text:list-item>
              <text:p text:style-name="P17">Gå på skrå</text:p>
            </text:list-item>
            <text:list-item>
              <text:p text:style-name="P18">Spells (Harry Potter)</text:p>
            </text:list-item>
            <text:list-item>
              <text:p text:style-name="P19">Roullette-brett</text:p>
            </text:list-item>
            <text:list-item>
              <text:p text:style-name="P20">Sett med regler hvor en tilfeldig velges etter n antall runder</text:p>
            </text:list-item>
            <text:list-item>
              <text:p text:style-name="P21">Ekstra kort<text:s/>for forskjellige attributes (f.eks. flyving). Legges parallell med bevegelseskort</text:p>
            </text:list-item>
          </text:list>
        </text:list-item>
        <text:list-item>
          <text:p text:style-name="P22">Overordnede mål for applikasjonen</text:p>
          <text:list text:continue-numbering="true">
            <text:list-item>
              <text:p text:style-name="P23">Lage et fungerende javaprogram som kjører en personlig versjon av Roborally med en fin GUI.</text:p>
            </text:list-item>
          </text:list>
        </text:list-item>
        <text:list-item>
          <text:p text:style-name="P24">Krav til systemet (første runde)</text:p>
          <text:list text:continue-numbering="true">
            <text:list-item>
              <text:p text:style-name="P25">ha et spillebrett</text:p>
            </text:list-item>
            <text:list-item>
              <text:p text:style-name="P26">vise en brikke</text:p>
            </text:list-item>
            <text:list-item>
              <text:p text:style-name="P27">kunne flytte en brikke</text:p>
            </text:list-item>
            <text:list-item>
              <text:p text:style-name="P28">dele ut kort</text:p>
            </text:list-item>
            <text:list-item>
              <text:p text:style-name="P29">velge kort (5 av 9)</text:p>
            </text:list-item>
            <text:list-item>
              <text:p text:style-name="P30">flytte brikke utfra kort</text:p>
            </text:list-item>
            <text:list-item>
              <text:p text:style-name="P31">dele ut nye kort ved ny runde</text:p>
            </text:list-item>
            <text:list-item>
              <text:p text:style-name="P32">vise flere (i alle fall to) brikker på samme brett</text:p>
            </text:list-item>
            <text:list-item>
              <text:p text:style-name="P33">dele ut kort til hver robot</text:p>
            </text:list-item>
            <text:list-item>
              <text:p text:style-name="P34">flytte flere brikker samtidig</text:p>
            </text:list-item>
            <text:list-item>
              <text:p text:style-name="P35">flytte brikker utfra prioritet på kort</text:p>
            </text:list-item>
            <text:list-item>
              <text:p text:style-name="P36">flagg på brettet</text:p>
            </text:list-item>
            <text:list-item>
              <text:p text:style-name="P37">kunne registrere at en robot har vært innom et flagg</text:p>
            </text:list-item>
            <text:list-item>
              <text:p text:style-name="P38">håndtere konflikter i bevegelse riktig</text:p>
            </text:list-item>
            <text:list-item>
              <text:p text:style-name="P39">kunne legge igjen backup<text:s/>eller random backup</text:p>
            </text:list-item>
            <text:list-item>
              <text:p text:style-name="P40">restarte fra backup ved<text:s/>ødeleggelse</text:p>
            </text:list-item>
            <text:list-item>
              <text:p text:style-name="P41">går du i et hull, blir du ødelagt, mister et liv og begynner fra forrige backup</text:p>
            </text:list-item>
            <text:list-item>
              <text:p text:style-name="P42">går du av brettet, blir du ødelagt, mister et liv og begynner fra forrige backup</text:p>
            </text:list-item>
            <text:list-item>
              <text:p text:style-name="P43">blir du skutt i fillebiter (9 i skade) blir du ødelagt, mister et liv og begynner fra forrige backup</text:p>
            </text:list-item>
            <text:list-item>
              <text:p text:style-name="P44">vender en robot mot deg ved slutten av en fase blir du skutt og får en i skade</text:p>
            </text:list-item>
            <text:list-item>
              <text:p text:style-name="P45">får du skade får du mindre kort i henhold til skaden du har</text:p>
            </text:list-item>
            <text:list-item>
              <text:p text:style-name="P46">kan ikke gå gjennom vegger<text:s/>(unless attribute enabled)</text:p>
            </text:list-item>
            <text:list-item>
              <text:p text:style-name="P47">kunne ta powerdown for å reparere skade</text:p>
            </text:list-item>
            <text:list-item>
              <text:p text:style-name="P48">vanskelighetsgrad på brett??</text:p>
            </text:list-item>
            <text:list-item>
              <text:p text:style-name="P49">for mye skade brenner fast programkort fra runde til runde</text:p>
            </text:list-item>
          </text:list>
        </text:list-item>
        <text:list-item>
          <text:p text:style-name="P50">Prioriteringsliste</text:p>
          <text:list text:continue-numbering="true">
            <text:list-item>
              <text:p text:style-name="P51">1. Legg plan for arbeid</text:p>
              <text:list text:continue-numbering="true">
                <text:list-item>
                  <text:p text:style-name="P52">Legge opp møter</text:p>
                </text:list-item>
                <text:list-item>
                  <text:p text:style-name="P53">Fordele arbeidsoppgaver</text:p>
                </text:list-item>
                <text:list-item>
                  <text:p text:style-name="P54">Planlegge implementering</text:p>
                </text:list-item>
              </text:list>
            </text:list-item>
            <text:list-item>
              <text:p text:style-name="P55">2. Implementere brett, 1 brikke, basic GUI og noen input</text:p>
            </text:list-item>
          </text:list>
        </text:list-item>
        <text:list-item>
          <text:p text:style-name="P56">Prosjektmetodikk</text:p>
          <text:list text:continue-numbering="true">
            <text:list-item>
              <text:p text:style-name="P57">Kanban<text:s/>+<text:s/>deler av andre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dre Bolland</meta:initial-creator>
    <dc:creator>Sondre Bolland</dc:creator>
    <meta:creation-date>2019-01-29T13:25:00Z</meta:creation-date>
    <dc:date>2019-01-29T14:56:00Z</dc:date>
    <meta:template xlink:href="Normal" xlink:type="simple"/>
    <meta:editing-cycles>7</meta:editing-cycles>
    <meta:editing-duration>PT5460S</meta:editing-duration>
    <meta:document-statistic meta:page-count="2" meta:paragraph-count="3" meta:word-count="303" meta:character-count="1912" meta:row-count="13" meta:non-whitespace-character-count="1612"/>
  </office:meta>
</office:document-meta>
</file>